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9" style:family="table-row">
      <style:table-row-properties style:min-row-height="0.665cm"/>
    </style:style>
    <style:style style:name="P1" style:family="paragraph" style:parent-style-name="Standard">
      <style:text-properties style:font-name="Calibri" fo:font-size="14pt" style:text-underline-style="solid" style:text-underline-width="auto" style:text-underline-color="font-color" officeooo:rsid="0002f8e0" officeooo:paragraph-rsid="0002f8e0" style:font-size-asian="14pt" style:font-size-complex="14pt"/>
    </style:style>
    <style:style style:name="P2" style:family="paragraph" style:parent-style-name="Standard">
      <style:text-properties style:font-name="Calibri" fo:font-size="12pt" style:text-underline-style="solid" style:text-underline-width="auto" style:text-underline-color="font-color" officeooo:rsid="0002f8e0" officeooo:paragraph-rsid="0002f8e0" style:font-size-asian="12pt" style:font-size-complex="12pt"/>
    </style:style>
    <style:style style:name="P3" style:family="paragraph" style:parent-style-name="Standard">
      <style:text-properties style:font-name="Calibri" fo:font-size="12pt" style:text-underline-style="solid" style:text-underline-width="auto" style:text-underline-color="font-color" officeooo:rsid="0002f8e0" officeooo:paragraph-rsid="00058c2f" style:font-size-asian="12pt" style:font-size-complex="12pt"/>
    </style:style>
    <style:style style:name="P4" style:family="paragraph" style:parent-style-name="Standard">
      <style:text-properties style:font-name="Calibri" fo:font-size="12pt" style:text-underline-style="solid" style:text-underline-width="auto" style:text-underline-color="font-color" officeooo:rsid="0002f8e0" officeooo:paragraph-rsid="00078ddf" style:font-size-asian="12pt" style:font-size-complex="12pt"/>
    </style:style>
    <style:style style:name="P5" style:family="paragraph" style:parent-style-name="Standard">
      <style:text-properties style:font-name="Calibri" fo:font-size="12pt" style:text-underline-style="solid" style:text-underline-width="auto" style:text-underline-color="font-color" fo:font-weight="normal" officeooo:rsid="000c9070" officeooo:paragraph-rsid="000c9070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libri" fo:font-size="12pt" style:text-underline-style="none" officeooo:rsid="0004dfa3" officeooo:paragraph-rsid="0004dfa3" style:font-size-asian="12pt" style:font-size-complex="12pt"/>
    </style:style>
    <style:style style:name="P7" style:family="paragraph" style:parent-style-name="Standard">
      <style:text-properties style:font-name="Calibri" fo:font-size="12pt" style:text-underline-style="none" officeooo:rsid="00058c2f" officeooo:paragraph-rsid="00058c2f" style:font-size-asian="12pt" style:font-size-complex="12pt"/>
    </style:style>
    <style:style style:name="P8" style:family="paragraph" style:parent-style-name="Standard">
      <style:text-properties style:font-name="Calibri" fo:font-size="12pt" style:text-underline-style="none" fo:font-weight="bold" officeooo:rsid="0004dfa3" officeooo:paragraph-rsid="0002f8e0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style:text-underline-style="none" fo:font-weight="bold" officeooo:rsid="00058c2f" officeooo:paragraph-rsid="00058c2f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fo:font-size="10.5pt" style:text-underline-style="none" officeooo:rsid="000758a1" officeooo:paragraph-rsid="000758a1" style:font-size-asian="10.5pt" style:font-size-complex="10.5pt"/>
    </style:style>
    <style:style style:name="P11" style:family="paragraph" style:parent-style-name="Table_20_Contents">
      <style:text-properties style:font-name="Calibri" fo:font-size="11pt" fo:font-weight="bold" officeooo:rsid="000758a1" officeooo:paragraph-rsid="000758a1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alibri" fo:font-size="11pt" fo:font-weight="bold" officeooo:rsid="00078ddf" officeooo:paragraph-rsid="00078ddf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Calibri" fo:font-size="10.5pt" officeooo:rsid="000758a1" officeooo:paragraph-rsid="000758a1" style:font-size-asian="10.5pt" style:font-size-complex="10.5pt"/>
    </style:style>
    <style:style style:name="P14" style:family="paragraph" style:parent-style-name="Table_20_Contents">
      <style:text-properties style:font-name="Calibri" fo:font-size="10.5pt" officeooo:rsid="00078ddf" officeooo:paragraph-rsid="00078ddf" style:font-size-asian="10.5pt" style:font-size-complex="10.5pt"/>
    </style:style>
    <style:style style:name="P15" style:family="paragraph" style:parent-style-name="Table_20_Contents">
      <style:text-properties style:font-name="Calibri" fo:font-size="10.5pt" officeooo:rsid="00078ddf" officeooo:paragraph-rsid="00089135" style:font-size-asian="10.5pt" style:font-size-complex="10.5pt"/>
    </style:style>
    <style:style style:name="P16" style:family="paragraph" style:parent-style-name="Table_20_Contents">
      <style:text-properties style:font-name="Calibri" fo:font-size="10.5pt" officeooo:rsid="0007f259" officeooo:paragraph-rsid="0007f259" style:font-size-asian="10.5pt" style:font-size-complex="10.5pt"/>
    </style:style>
    <style:style style:name="P17" style:family="paragraph" style:parent-style-name="Table_20_Contents">
      <style:text-properties style:font-name="Calibri" fo:font-size="10.5pt" officeooo:rsid="00089135" officeooo:paragraph-rsid="00089135" style:font-size-asian="10.5pt" style:font-size-complex="10.5pt"/>
    </style:style>
    <style:style style:name="P18" style:family="paragraph" style:parent-style-name="Standard" style:list-style-name="L1">
      <style:text-properties style:font-name="Calibri" fo:font-size="10.5pt" style:text-underline-style="none" officeooo:rsid="0004dfa3" officeooo:paragraph-rsid="0004dfa3" style:font-size-asian="10.5pt" style:font-size-complex="10.5pt"/>
    </style:style>
    <style:style style:name="P19" style:family="paragraph" style:parent-style-name="Standard" style:list-style-name="L2">
      <style:text-properties style:font-name="Calibri" fo:font-size="10.5pt" style:text-underline-style="none" officeooo:rsid="0004dfa3" officeooo:paragraph-rsid="0004dfa3" style:font-size-asian="10.5pt" style:font-size-complex="10.5pt"/>
    </style:style>
    <style:style style:name="P20" style:family="paragraph" style:parent-style-name="Standard" style:list-style-name="L3">
      <style:text-properties style:font-name="Calibri" fo:font-size="10.5pt" style:text-underline-style="none" officeooo:rsid="0004dfa3" officeooo:paragraph-rsid="0004dfa3" style:font-size-asian="10.5pt" style:font-size-complex="10.5pt"/>
    </style:style>
    <style:style style:name="P21" style:family="paragraph" style:parent-style-name="Standard" style:list-style-name="L4">
      <style:text-properties style:font-name="Calibri" fo:font-size="10.5pt" style:text-underline-style="none" officeooo:rsid="0004dfa3" officeooo:paragraph-rsid="0004dfa3" style:font-size-asian="10.5pt" style:font-size-complex="10.5pt"/>
    </style:style>
    <style:style style:name="P22" style:family="paragraph" style:parent-style-name="Standard" style:list-style-name="L4">
      <style:text-properties style:font-name="Calibri" fo:font-size="10.5pt" style:text-underline-style="none" officeooo:rsid="00058c2f" officeooo:paragraph-rsid="00058c2f" style:font-size-asian="10.5pt" style:font-size-complex="10.5pt"/>
    </style:style>
    <style:style style:name="P23" style:family="paragraph" style:parent-style-name="Standard" style:list-style-name="L5">
      <style:text-properties style:font-name="Calibri" fo:font-size="10.5pt" style:text-underline-style="none" officeooo:rsid="00058c2f" officeooo:paragraph-rsid="00058c2f" style:font-size-asian="10.5pt" style:font-size-complex="10.5pt"/>
    </style:style>
    <style:style style:name="P24" style:family="paragraph" style:parent-style-name="Standard" style:list-style-name="L5">
      <style:text-properties style:font-name="Calibri" fo:font-size="10.5pt" style:text-underline-style="none" fo:font-weight="normal" officeooo:rsid="00058c2f" officeooo:paragraph-rsid="00058c2f" style:font-size-asian="10.5pt" style:font-weight-asian="normal" style:font-size-complex="10.5pt" style:font-weight-complex="normal"/>
    </style:style>
    <style:style style:name="P25" style:family="paragraph" style:parent-style-name="Standard" style:list-style-name="L7">
      <style:text-properties style:font-name="Calibri" fo:font-size="10.5pt" style:text-underline-style="none" fo:font-weight="normal" officeooo:rsid="000b2ecc" officeooo:paragraph-rsid="000b2ecc" style:font-size-asian="9.14999961853027pt" style:font-weight-asian="normal" style:font-size-complex="10.5pt" style:font-weight-complex="normal"/>
    </style:style>
    <style:style style:name="P26" style:family="paragraph" style:parent-style-name="Standard">
      <style:text-properties style:font-name="Calibri" fo:font-size="10.5pt" style:text-underline-style="none" fo:font-weight="normal" officeooo:rsid="000b2ecc" officeooo:paragraph-rsid="000b2ecc" style:font-size-asian="9.14999961853027pt" style:font-weight-asian="normal" style:font-size-complex="10.5pt" style:font-weight-complex="normal"/>
    </style:style>
    <style:style style:name="P27" style:family="paragraph" style:parent-style-name="Standard" style:list-style-name="L7">
      <style:text-properties style:font-name="Calibri" fo:font-size="10.5pt" style:text-underline-style="none" fo:font-weight="normal" officeooo:rsid="000c9070" officeooo:paragraph-rsid="000c9070" style:font-size-asian="9.14999961853027pt" style:font-weight-asian="normal" style:font-size-complex="10.5pt" style:font-weight-complex="normal"/>
    </style:style>
    <style:style style:name="P28" style:family="paragraph" style:parent-style-name="Standard" style:list-style-name="L8">
      <style:text-properties style:font-name="Calibri" fo:font-size="10.5pt" style:text-underline-style="none" fo:font-weight="normal" officeooo:rsid="000c9070" officeooo:paragraph-rsid="000c9070" style:font-size-asian="9.14999961853027pt" style:font-weight-asian="normal" style:font-size-complex="10.5pt" style:font-weight-complex="normal"/>
    </style:style>
    <style:style style:name="P29" style:family="paragraph" style:parent-style-name="Standard" style:list-style-name="L8">
      <style:text-properties style:font-name="Calibri" fo:font-size="10.5pt" style:text-underline-style="solid" style:text-underline-width="auto" style:text-underline-color="font-color" fo:font-weight="normal" officeooo:rsid="000c9070" officeooo:paragraph-rsid="000c9070" style:font-size-asian="9.14999961853027pt" style:font-weight-asian="normal" style:font-size-complex="10.5pt" style:font-weight-complex="normal"/>
    </style:style>
    <style:style style:name="P30" style:family="paragraph" style:parent-style-name="Standard" style:list-style-name="L6">
      <style:text-properties style:font-name="Calibri" fo:font-size="12pt" style:text-underline-style="none" officeooo:rsid="00058c2f" officeooo:paragraph-rsid="00058c2f" style:font-size-asian="12pt" style:font-size-complex="12pt"/>
    </style:style>
    <style:style style:name="P31" style:family="paragraph" style:parent-style-name="Standard" style:list-style-name="L6">
      <style:text-properties style:font-name="Calibri" fo:font-size="12pt" style:text-underline-style="none" officeooo:rsid="00062637" officeooo:paragraph-rsid="00058c2f" style:font-size-asian="12pt" style:font-size-complex="12pt"/>
    </style:style>
    <style:style style:name="P32" style:family="paragraph" style:parent-style-name="Standard">
      <style:text-properties style:font-name="Calibri" fo:font-size="12pt" style:text-underline-style="none" fo:font-weight="bold" officeooo:rsid="000b2ecc" officeooo:paragraph-rsid="0002f8e0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Calibri" fo:font-size="12pt" style:text-underline-style="none" fo:font-weight="bold" officeooo:rsid="000c9070" officeooo:paragraph-rsid="000c9070" style:font-size-asian="12pt" style:font-weight-asian="bold" style:font-size-complex="12pt" style:font-weight-complex="bold"/>
    </style:style>
    <style:style style:name="T1" style:family="text">
      <style:text-properties officeooo:rsid="0004dfa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4dfa3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4dfa3" style:font-weight-asian="bold" style:font-weight-complex="bold"/>
    </style:style>
    <style:style style:name="T6" style:family="text">
      <style:text-properties style:text-underline-style="none" fo:font-weight="bold" officeooo:rsid="00058c2f" style:font-weight-asian="bold" style:font-weight-complex="bold"/>
    </style:style>
    <style:style style:name="T7" style:family="text">
      <style:text-properties style:text-underline-style="none" fo:font-weight="bold" officeooo:rsid="00078ddf" style:font-weight-asian="bold" style:font-weight-complex="bold"/>
    </style:style>
    <style:style style:name="T8" style:family="text">
      <style:text-properties style:text-underline-style="none" fo:font-weight="bold" officeooo:rsid="000b2ecc" style:font-weight-asian="bold" style:font-weight-complex="bold"/>
    </style:style>
    <style:style style:name="T9" style:family="text">
      <style:text-properties style:text-underline-style="none" officeooo:rsid="000b2ecc"/>
    </style:style>
    <style:style style:name="T10" style:family="text">
      <style:text-properties officeooo:rsid="00089135"/>
    </style:style>
    <style:style style:name="T11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tzer Antworten - <text:span text:style-name="T1">Synonyme</text:span></text:p>
      <text:p text:style-name="P1"/>
      <text:p text:style-name="P2">Begrüßung<text:span text:style-name="T2"> →</text:span><text:span text:style-name="T3"> „</text:span><text:span text:style-name="T5">Was kann ich heute unternehmen?“</text:span></text:p>
      <text:p text:style-name="P8"/>
      <text:list xml:id="list897045014" text:style-name="L1">
        <text:list-item>
          <text:p text:style-name="P18">Personalisierter Vorschlag</text:p>
        </text:list-item>
      </text:list>
      <text:list xml:id="list2209969371" text:style-name="L2">
        <text:list-item>
          <text:p text:style-name="P19">Personalisierter Vorschlag für eine Aktivität </text:p>
        </text:list-item>
      </text:list>
      <text:list xml:id="list955233775" text:style-name="L3">
        <text:list-item>
          <text:p text:style-name="P20">Personalisierte Idee</text:p>
        </text:list-item>
      </text:list>
      <text:list xml:id="list1514703362" text:style-name="L4">
        <text:list-item>
          <text:p text:style-name="P21">Personalisierte Idee für eine Aktivität </text:p>
        </text:list-item>
        <text:list-item>
          <text:p text:style-name="P21">Personalisierte Freizeitaktivität</text:p>
        </text:list-item>
        <text:list-item>
          <text:p text:style-name="P21">Ich möchte einen personalisierten Vorschlag</text:p>
        </text:list-item>
        <text:list-item>
          <text:p text:style-name="P21">Ich möchte eine personalisierte Idee</text:p>
        </text:list-item>
        <text:list-item>
          <text:p text:style-name="P22">Sag mir eine Freizeitaktivität in München</text:p>
        </text:list-item>
        <text:list-item>
          <text:p text:style-name="P22">Was kann ich heute machen? </text:p>
        </text:list-item>
        <text:list-item>
          <text:p text:style-name="P22">Was kann man in München machen? </text:p>
        </text:list-item>
        <text:list-item>
          <text:p text:style-name="P22">Was kann man in München unternehmen?</text:p>
        </text:list-item>
        <text:list-item>
          <text:p text:style-name="P22">Was kann ich heute tun?</text:p>
        </text:list-item>
        <text:list-item>
          <text:p text:style-name="P22">Ich weiß nicht was ich heute machen soll</text:p>
        </text:list-item>
        <text:list-item>
          <text:p text:style-name="P22">Hilf mir eine Freizeitaktivität zu finden</text:p>
        </text:list-item>
      </text:list>
      <text:p text:style-name="P7"/>
      <text:p text:style-name="P6"/>
      <text:p text:style-name="P3">Begrüßung<text:span text:style-name="T2"> →</text:span><text:span text:style-name="T3"> „</text:span><text:span text:style-name="T6">Tipp des Tages“</text:span></text:p>
      <text:p text:style-name="P9"/>
      <text:list xml:id="list2009036771" text:style-name="L5">
        <text:list-item>
          <text:p text:style-name="P24">Sag mir den Tipp des Tages</text:p>
        </text:list-item>
        <text:list-item>
          <text:p text:style-name="P24">Ich hätte gerne den Tipp des Tages</text:p>
        </text:list-item>
        <text:list-item>
          <text:p text:style-name="P24">Der Tipp des Tages interessiert mich</text:p>
        </text:list-item>
        <text:list-item>
          <text:p text:style-name="P24">Tipp des Tages bitte</text:p>
        </text:list-item>
        <text:list-item>
          <text:p text:style-name="P23">Was ist der Tipp des Tages?</text:p>
        </text:list-item>
        <text:list-item>
          <text:p text:style-name="P23">Gib mir den Tipp des Tages</text:p>
        </text:list-item>
      </text:list>
      <text:p text:style-name="P2"/>
      <text:p text:style-name="P2"/>
      <text:p text:style-name="P2">Wetter (Drin/Draußen)<text:span text:style-name="T2"> →</text:span><text:span text:style-name="T6"> Schlechtes Wetter (Drin)</text:span></text:p>
      <text:list xml:id="list1619125443" text:style-name="L6">
        <text:list-header>
          <text:p text:style-name="P30"/>
        </text:list-header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„Ja Synonyme“</text:p>
          </table:table-cell>
          <table:table-cell table:style-name="Tabelle1.B1" office:value-type="string">
            <text:p text:style-name="P11">„Nein Synonyme“</text:p>
          </table:table-cell>
        </table:table-row>
        <table:table-row>
          <table:table-cell table:style-name="Tabelle1.A2" office:value-type="string">
            <text:p text:style-name="P10">Ich möchte lieber eine Aktivität im Trockenen</text:p>
          </table:table-cell>
          <table:table-cell table:style-name="Tabelle1.B2" office:value-type="string">
            <text:p text:style-name="P13">Ich will/möchte lieber/trotzdem nach draußen</text:p>
          </table:table-cell>
        </table:table-row>
        <table:table-row>
          <table:table-cell table:style-name="Tabelle1.A2" office:value-type="string">
            <text:p text:style-name="P13">Drinnen</text:p>
          </table:table-cell>
          <table:table-cell table:style-name="Tabelle1.B2" office:value-type="string">
            <text:p text:style-name="P13">Ich will/möchte an die frische Luft</text:p>
          </table:table-cell>
        </table:table-row>
        <table:table-row>
          <table:table-cell table:style-name="Tabelle1.A2" office:value-type="string">
            <text:p text:style-name="P13">Suche eine Aktivität im Trockenen</text:p>
          </table:table-cell>
          <table:table-cell table:style-name="Tabelle1.B2" office:value-type="string">
            <text:p text:style-name="P13">Nein, ich will/möchte raus</text:p>
          </table:table-cell>
        </table:table-row>
        <table:table-row>
          <table:table-cell table:style-name="Tabelle1.A2" office:value-type="string">
            <text:p text:style-name="P13">Gib mir eine Aktivität im Trockenen</text:p>
          </table:table-cell>
          <table:table-cell table:style-name="Tabelle1.B2" office:value-type="string">
            <text:p text:style-name="P13">Ne, ich will/möchte nach draußen</text:p>
          </table:table-cell>
        </table:table-row>
        <table:table-row>
          <table:table-cell table:style-name="Tabelle1.A2" office:value-type="string">
            <text:p text:style-name="P13">Suchen wir eine Aktivität im Trockenen/drinnen</text:p>
          </table:table-cell>
          <table:table-cell table:style-name="Tabelle1.B2" office:value-type="string">
            <text:p text:style-name="P13">Ich will/möchte lieber was im Freien unternehmen</text:p>
          </table:table-cell>
        </table:table-row>
        <table:table-row>
          <table:table-cell table:style-name="Tabelle1.A2" office:value-type="string">
            <text:p text:style-name="P13">Ich will im Trockenen bleiben</text:p>
          </table:table-cell>
          <table:table-cell table:style-name="Tabelle1.B2" office:value-type="string">
            <text:p text:style-name="P14">Nein, ich will/möchte nicht drinnen bleiben</text:p>
          </table:table-cell>
        </table:table-row>
        <table:table-row>
          <table:table-cell table:style-name="Tabelle1.A2" office:value-type="string">
            <text:p text:style-name="P13">Ja, ich will nicht raus</text:p>
          </table:table-cell>
          <table:table-cell table:style-name="Tabelle1.B2" office:value-type="string">
            <text:p text:style-name="P14">Nein, such mir eine Aktivität im Freien</text:p>
          </table:table-cell>
        </table:table-row>
        <table:table-row>
          <table:table-cell table:style-name="Tabelle1.A2" office:value-type="string">
            <text:p text:style-name="P13">Such mir bitte eine Aktivität im Trockenen raus</text:p>
          </table:table-cell>
          <table:table-cell table:style-name="Tabelle1.B2" office:value-type="string">
            <text:p text:style-name="P14">Ich bevorzuge eine Aktivität an der frischen Luft </text:p>
          </table:table-cell>
        </table:table-row>
        <table:table-row>
          <table:table-cell table:style-name="Tabelle1.A2" office:value-type="string">
            <text:p text:style-name="P13">Schlage mir eine Aktivität im Trockenen vor</text:p>
          </table:table-cell>
          <table:table-cell table:style-name="Tabelle1.B2" office:value-type="string">
            <text:p text:style-name="P14">Ich geh trotzdem lieber raus </text:p>
          </table:table-cell>
        </table:table-row>
        <table:table-row>
          <table:table-cell table:style-name="Tabelle1.A2" office:value-type="string">
            <text:p text:style-name="P13">Ja, nur Aktivitäten im Trockenen</text:p>
          </table:table-cell>
          <table:table-cell table:style-name="Tabelle1.B2" office:value-type="string">
            <text:p text:style-name="P14">Draußen/Im Freien ist besser</text:p>
          </table:table-cell>
        </table:table-row>
        <table:table-row>
          <table:table-cell table:style-name="Tabelle1.A2" office:value-type="string">
            <text:p text:style-name="P13">Ich bleib lieber drinnen/im Trockenen</text:p>
          </table:table-cell>
          <table:table-cell table:style-name="Tabelle1.B2" office:value-type="string">
            <text:p text:style-name="P14">Nein, eine Aktivität im Freien/draußen</text:p>
          </table:table-cell>
        </table:table-row>
        <table:table-row>
          <table:table-cell table:style-name="Tabelle1.A2" office:value-type="string">
            <text:p text:style-name="P13">Drinnen ist besser</text:p>
          </table:table-cell>
          <table:table-cell table:style-name="Tabelle1.B2" office:value-type="string">
            <text:p text:style-name="P14">Nein, lieber raus</text:p>
          </table:table-cell>
        </table:table-row>
      </table:table>
      <text:list xml:id="list122457024089997" text:continue-numbering="true" text:style-name="L6">
        <text:list-header>
          <text:p text:style-name="P31"/>
        </text:list-header>
      </text:list>
      <text:p text:style-name="P2"/>
      <text:p text:style-name="P2"/>
      <text:p text:style-name="P4"><text:soft-page-break/>Wetter (Drin/Draußen)<text:span text:style-name="T2"> → </text:span><text:span text:style-name="T7">Schönes</text:span><text:span text:style-name="T6"> Wetter (D</text:span><text:span text:style-name="T7">raußen)</text:span>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2">„Ja Synonyme“</text:p>
          </table:table-cell>
          <table:table-cell table:style-name="Tabelle2.B1" office:value-type="string">
            <text:p text:style-name="P12">„Nein Synonyme“</text:p>
          </table:table-cell>
        </table:table-row>
        <table:table-row>
          <table:table-cell table:style-name="Tabelle2.A2" office:value-type="string">
            <text:p text:style-name="P16">Ich möchte es genießen und nach draußen gehen</text:p>
          </table:table-cell>
          <table:table-cell table:style-name="Tabelle2.B2" office:value-type="string">
            <text:p text:style-name="P17">Das muss ich nicht genießen</text:p>
          </table:table-cell>
        </table:table-row>
        <table:table-row>
          <table:table-cell table:style-name="Tabelle2.A2" office:value-type="string">
            <text:p text:style-name="P16">Ich möchte das <text:s/>schöne Wetter genießen</text:p>
          </table:table-cell>
          <table:table-cell table:style-name="Tabelle2.B2" office:value-type="string">
            <text:p text:style-name="P17">Draußen ist nicht in Ordnung für mich</text:p>
          </table:table-cell>
        </table:table-row>
        <table:table-row>
          <table:table-cell table:style-name="Tabelle2.A2" office:value-type="string">
            <text:p text:style-name="P16">Genießen und nach draußen gehen</text:p>
          </table:table-cell>
          <table:table-cell table:style-name="Tabelle2.B2" office:value-type="string">
            <text:p text:style-name="P17">Eine Aktivität draußen/im Freien ist nicht in Ordnung für mich</text:p>
          </table:table-cell>
        </table:table-row>
        <table:table-row>
          <table:table-cell table:style-name="Tabelle2.A2" office:value-type="string">
            <text:p text:style-name="P16">Raus und es/das Wetter genießen</text:p>
          </table:table-cell>
          <table:table-cell table:style-name="Tabelle2.B2" office:value-type="string">
            <text:p text:style-name="P17">Das stimmt, aber ich gehe (trotzdem) lieber nach drinnen </text:p>
          </table:table-cell>
        </table:table-row>
        <table:table-row>
          <table:table-cell table:style-name="Tabelle2.A2" office:value-type="string">
            <text:p text:style-name="P16">Ich möchte/will nach draußen gehen</text:p>
          </table:table-cell>
          <table:table-cell table:style-name="Tabelle2.B2" office:value-type="string">
            <text:p text:style-name="P17">Das stimmt, aber ich bleibe (trotzdem) lieber im Trockenen</text:p>
          </table:table-cell>
        </table:table-row>
        <table:table-row>
          <table:table-cell table:style-name="Tabelle2.A2" office:value-type="string">
            <text:p text:style-name="P16">Ich gehe/möchte/will gerne/lieber nach draußen</text:p>
          </table:table-cell>
          <table:table-cell table:style-name="Tabelle2.B2" office:value-type="string">
            <text:p text:style-name="P17">Ich bin nicht mit einer Aktivität im Freien einverstanden</text:p>
          </table:table-cell>
        </table:table-row>
        <table:table-row>
          <table:table-cell table:style-name="Tabelle2.A2" office:value-type="string">
            <text:p text:style-name="P16">Draußen ist in Ordnung/okay/gut für mich</text:p>
          </table:table-cell>
          <table:table-cell table:style-name="Tabelle2.B2" office:value-type="string">
            <text:p text:style-name="P17">Ich bin nicht mit draußen einverstanden</text:p>
          </table:table-cell>
        </table:table-row>
        <table:table-row>
          <table:table-cell table:style-name="Tabelle2.A2" office:value-type="string">
            <text:p text:style-name="P16">Mit draußen bin ich einverstanden/zufrieden</text:p>
          </table:table-cell>
          <table:table-cell table:style-name="Tabelle2.B2" office:value-type="string">
            <text:p text:style-name="P17">Ich habe keine Lust nach draußen zu gehen</text:p>
          </table:table-cell>
        </table:table-row>
        <table:table-row>
          <table:table-cell table:style-name="Tabelle2.A2" office:value-type="string">
            <text:p text:style-name="P16">Ich bin einverstanden/zufrieden mit einer Aktivität im Freien</text:p>
          </table:table-cell>
          <table:table-cell table:style-name="Tabelle2.B2" office:value-type="string">
            <text:p text:style-name="P17">Ich habe keine Lust auf draußen</text:p>
          </table:table-cell>
        </table:table-row>
        <table:table-row>
          <table:table-cell table:style-name="Tabelle2.A2" office:value-type="string">
            <text:p text:style-name="P16">Eine Aktivität im Freien ist in Ordnung/okay </text:p>
          </table:table-cell>
          <table:table-cell table:style-name="Tabelle2.B2" office:value-type="string">
            <text:p text:style-name="P17">Draußen ist es mir zu warm/kalt</text:p>
          </table:table-cell>
        </table:table-row>
        <table:table-row>
          <table:table-cell table:style-name="Tabelle2.A2" office:value-type="string">
            <text:p text:style-name="P16">Gib mir eine Aktivität im Freien/draußen</text:p>
          </table:table-cell>
          <table:table-cell table:style-name="Tabelle2.B2" office:value-type="string">
            <text:p text:style-name="P17">Ich nehme die Empfehlung nicht an</text:p>
          </table:table-cell>
        </table:table-row>
        <table:table-row>
          <table:table-cell table:style-name="Tabelle2.A2" office:value-type="string">
            <text:p text:style-name="P16">Ja, ich will/möchte raus</text:p>
          </table:table-cell>
          <table:table-cell table:style-name="Tabelle2.B2" office:value-type="string">
            <text:p text:style-name="P13">Ich will/möchte lieber/trotzdem <text:span text:style-name="T10">ins Trockene</text:span></text:p>
          </table:table-cell>
        </table:table-row>
        <table:table-row>
          <table:table-cell table:style-name="Tabelle2.A2" office:value-type="string">
            <text:p text:style-name="P16">Draußen</text:p>
          </table:table-cell>
          <table:table-cell table:style-name="Tabelle2.B2" office:value-type="string">
            <text:p text:style-name="P13">Ich will/möchte <text:span text:style-name="T10">nicht raus/ nach draußen/ins Freie</text:span></text:p>
          </table:table-cell>
        </table:table-row>
        <table:table-row>
          <table:table-cell table:style-name="Tabelle2.A2" office:value-type="string">
            <text:p text:style-name="P16">Suche eine Aktivität <text:s/>im Freien/draußen</text:p>
          </table:table-cell>
          <table:table-cell table:style-name="Tabelle2.B2" office:value-type="string">
            <text:p text:style-name="P13">Nein, ich will/möchte <text:span text:style-name="T10"><text:s/>(lieber) </text:span>r<text:span text:style-name="T10">ein</text:span></text:p>
          </table:table-cell>
        </table:table-row>
        <table:table-row>
          <table:table-cell table:style-name="Tabelle2.A2" office:value-type="string">
            <text:p text:style-name="P16">Suche mir bitte eine Aktivität im Freien raus</text:p>
          </table:table-cell>
          <table:table-cell table:style-name="Tabelle2.B2" office:value-type="string">
            <text:p text:style-name="P15">Nein, lieber r<text:span text:style-name="T10">ein</text:span></text:p>
          </table:table-cell>
        </table:table-row>
        <table:table-row>
          <table:table-cell table:style-name="Tabelle2.A2" office:value-type="string">
            <text:p text:style-name="P16">Schlage mir eine Aktivität draußen vor</text:p>
          </table:table-cell>
          <table:table-cell table:style-name="Tabelle2.B2" office:value-type="string">
            <text:p text:style-name="P13">Ich will/möchte lieber was im <text:span text:style-name="T10">Trockenen</text:span> unternehmen</text:p>
          </table:table-cell>
        </table:table-row>
        <table:table-row>
          <table:table-cell table:style-name="Tabelle2.A2" office:value-type="string">
            <text:p text:style-name="P16">Ja, nur Aktivitäten im Freien (bitte)</text:p>
          </table:table-cell>
          <table:table-cell table:style-name="Tabelle2.B2" office:value-type="string">
            <text:p text:style-name="P14">Nein, ich will/möchte nicht <text:span text:style-name="T10">nach draußen gehen</text:span></text:p>
          </table:table-cell>
        </table:table-row>
        <table:table-row table:style-name="Tabelle2.19">
          <table:table-cell table:style-name="Tabelle2.A2" office:value-type="string">
            <text:p text:style-name="P17">Ich möchte gerne an die frische Luft</text:p>
          </table:table-cell>
          <table:table-cell table:style-name="Tabelle2.B2" office:value-type="string">
            <text:p text:style-name="P14">Nein, such mir eine Aktivität im <text:span text:style-name="T10">Trockenen/drinnen</text:span></text:p>
          </table:table-cell>
        </table:table-row>
        <table:table-row>
          <table:table-cell table:style-name="Tabelle2.A2" office:value-type="string">
            <text:p text:style-name="P17">Da hast du recht, dann unternehme ich gerne was draußen</text:p>
          </table:table-cell>
          <table:table-cell table:style-name="Tabelle2.B2" office:value-type="string">
            <text:p text:style-name="P14">Ich bevorzuge eine Aktivität <text:span text:style-name="T10">im Trockenen</text:span></text:p>
          </table:table-cell>
        </table:table-row>
        <table:table-row>
          <table:table-cell table:style-name="Tabelle2.A2" office:value-type="string">
            <text:p text:style-name="P16"/>
          </table:table-cell>
          <table:table-cell table:style-name="Tabelle2.B2" office:value-type="string">
            <text:p text:style-name="P14">Ich geh trotzdem lieber r<text:span text:style-name="T10">ein</text:span></text:p>
          </table:table-cell>
        </table:table-row>
        <table:table-row>
          <table:table-cell table:style-name="Tabelle2.A2" office:value-type="string">
            <text:p text:style-name="P16"/>
          </table:table-cell>
          <table:table-cell table:style-name="Tabelle2.B2" office:value-type="string">
            <text:p text:style-name="P17">Drinnen/Im Trockenen ist besser</text:p>
          </table:table-cell>
        </table:table-row>
        <table:table-row>
          <table:table-cell table:style-name="Tabelle2.A2" office:value-type="string">
            <text:p text:style-name="P16"/>
          </table:table-cell>
          <table:table-cell table:style-name="Tabelle2.B2" office:value-type="string">
            <text:p text:style-name="P14">Nein, eine Aktivität im <text:span text:style-name="T10">Trockenen/drinnen</text:span></text:p>
          </table:table-cell>
        </table:table-row>
        <table:table-row>
          <table:table-cell table:style-name="Tabelle2.A2" office:value-type="string">
            <text:p text:style-name="P16"/>
          </table:table-cell>
          <table:table-cell table:style-name="Tabelle2.B2" office:value-type="string">
            <text:p text:style-name="P17">Ich unternehme lieber etwas im Trockenen</text:p>
          </table:table-cell>
        </table:table-row>
      </table:table>
      <text:p text:style-name="P2"/>
      <text:p text:style-name="P2"/>
      <text:p text:style-name="P2">Dauer<text:span text:style-name="T2"> →</text:span><text:span text:style-name="T9"> </text:span><text:span text:style-name="T8">„paar Stunden“</text:span></text:p>
      <text:p text:style-name="P32"/>
      <text:list xml:id="list1189528346" text:style-name="L7">
        <text:list-item>
          <text:p text:style-name="P25">Kurz</text:p>
        </text:list-item>
        <text:list-item>
          <text:p text:style-name="P25">Nicht so lang</text:p>
        </text:list-item>
        <text:list-item>
          <text:p text:style-name="P25">Vormittags</text:p>
        </text:list-item>
        <text:list-item>
          <text:p text:style-name="P25">Nachmittags</text:p>
        </text:list-item>
        <text:list-item>
          <text:p text:style-name="P25">Abends</text:p>
        </text:list-item>
        <text:list-item>
          <text:p text:style-name="P27">Halbtags</text:p>
        </text:list-item>
        <text:list-item>
          <text:p text:style-name="P25">Eher was kürzes</text:p>
        </text:list-item>
        <text:list-item>
          <text:p text:style-name="P25">Es sollte nicht zu lange dauern</text:p>
        </text:list-item>
        <text:list-item>
          <text:p text:style-name="P25">Ich <text:s/>kann/will/möchte nur paar Stunden/kurz unterwegs sein</text:p>
        </text:list-item>
        <text:list-item>
          <text:p text:style-name="P25"><text:soft-page-break/>Die Aktivität soll/darf/kann paar Stunden/kurz /nicht so lang dauern</text:p>
        </text:list-item>
        <text:list-item>
          <text:p text:style-name="P25">Ich habe nur paar Stunden/kurz/nicht so lang Zeit</text:p>
        </text:list-item>
        <text:list-item>
          <text:p text:style-name="P25">(Maximal) Eine <text:s/>Stunde/ zwei Stunden</text:p>
        </text:list-item>
        <text:list-item>
          <text:p text:style-name="P27">Ist mir egal (?)</text:p>
          <text:p text:style-name="P25"/>
        </text:list-item>
      </text:list>
      <text:p text:style-name="P26"/>
      <text:p text:style-name="P5">Dauer<text:span text:style-name="T2"> → </text:span><text:span text:style-name="T4">„ganzer Tag“</text:span></text:p>
      <text:p text:style-name="P33"/>
      <text:list xml:id="list1896143978" text:style-name="L8">
        <text:list-item>
          <text:p text:style-name="P28">Lang</text:p>
        </text:list-item>
        <text:list-item>
          <text:p text:style-name="P28">Kann/Darf länger dauern</text:p>
        </text:list-item>
        <text:list-item>
          <text:p text:style-name="P28">Nicht so kurz</text:p>
        </text:list-item>
        <text:list-item>
          <text:p text:style-name="P28">Eher was längeres</text:p>
        </text:list-item>
        <text:list-item>
          <text:p text:style-name="P28">Ganztags</text:p>
        </text:list-item>
        <text:list-item>
          <text:p text:style-name="P28">Ich hab nichts vor </text:p>
        </text:list-item>
        <text:list-item>
          <text:p text:style-name="P28">Ich hab keine Termine</text:p>
        </text:list-item>
        <text:list-item>
          <text:p text:style-name="P29"><text:span text:style-name="T2">Ich hab den ganzen Tag </text:span><text:span text:style-name="T11">/lang viel/ewig Zeit</text:span></text:p>
        </text:list-item>
        <text:list-item>
          <text:p text:style-name="P28">Die Aktivität soll/darf/kann den ganzen Tag/lang/mehrere Stunden dauern</text:p>
        </text:list-item>
        <text:list-item>
          <text:p text:style-name="P28">Mehrere /Viele Stunden</text:p>
        </text:list-item>
        <text:list-item>
          <text:p text:style-name="P28">Ich möchte/will/kann lange/den ganzen Tag/mehrere Stunden unterwegs sein</text:p>
        </text:list-item>
        <text:list-item>
          <text:p text:style-name="P28">Ist mir egal</text:p>
        </text:list-item>
      </text:list>
      <text:list xml:id="list122457838356255" text:continue-list="list1189528346" text:style-name="L7">
        <text:list-header>
          <text:p text:style-name="P25"/>
        </text:list-header>
      </text:list>
      <text:p text:style-name="P2"/>
      <text:p text:style-name="P2"/>
      <text:p text:style-name="P2">Kategorie</text:p>
      <text:p text:style-name="P2"/>
      <text:p text:style-name="P2"/>
      <text:p text:style-name="P2">Vorschlag 1</text:p>
      <text:p text:style-name="P2"/>
      <text:p text:style-name="P2"/>
      <text:p text:style-name="P2">Vorschlag 2</text:p>
      <text:p text:style-name="P2"/>
      <text:p text:style-name="P2"/>
      <text:p text:style-name="P2">Vorschlag 3</text:p>
      <text:p text:style-name="P2"/>
      <text:p text:style-name="P2"/>
      <text:p text:style-name="P2">Information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40:53.691000000</meta:creation-date>
    <dc:date>2018-11-20T16:40:23.814000000</dc:date>
    <meta:editing-duration>PT1H5M15S</meta:editing-duration>
    <meta:editing-cycles>8</meta:editing-cycles>
    <meta:generator>LibreOffice/6.0.6.2$Windows_X86_64 LibreOffice_project/0c292870b25a325b5ed35f6b45599d2ea4458e77</meta:generator>
    <meta:document-statistic meta:table-count="2" meta:image-count="0" meta:object-count="0" meta:page-count="3" meta:paragraph-count="131" meta:word-count="692" meta:character-count="4206" meta:non-whitespace-character-count="3676"/>
  </office:meta>
</office:document-meta>
</file>